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3" style:family="paragraph" style:parent-style-name="Footer">
      <style:paragraph-properties fo:text-align="center" style:justify-single-word="false"/>
      <style:text-properties officeooo:paragraph-rsid="000fcd2b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9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size="10pt" fo:language="en" fo:country="GB" fo:font-weight="bold" officeooo:rsid="0039aa52" style:font-size-asian="10pt" style:font-weight-asian="bold" style:font-size-complex="10pt" style:font-weight-complex="bold"/>
    </style:style>
    <style:style style:name="T2" style:family="text">
      <style:text-properties fo:font-size="10pt" fo:language="en" fo:country="GB" fo:font-weight="bold" officeooo:rsid="001b17bf" style:font-size-asian="10pt" style:font-weight-asian="bold" style:font-size-complex="10pt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1b17bf"/>
    </style:style>
    <style:style style:name="T5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6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7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8" style:family="text">
      <style:text-properties fo:font-size="8pt" officeooo:rsid="0039aa52" style:font-size-asian="8pt" style:font-size-complex="8pt"/>
    </style:style>
    <style:style style:name="T9" style:family="text">
      <style:text-properties style:font-name="Arial" fo:font-size="9pt" officeooo:rsid="000c98e8" style:font-size-asian="9pt" style:font-size-complex="9pt"/>
    </style:style>
    <style:style style:name="T10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8" style:family="paragraph" style:parent-style-name="Footer">
      <style:paragraph-properties fo:text-align="center" style:justify-single-word="false"/>
      <style:text-properties officeooo:paragraph-rsid="000fcd2b"/>
    </style:style>
    <style:style style:name="MP9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10pt" fo:language="en" fo:country="GB" fo:font-weight="bold" officeooo:rsid="0039aa52" style:font-size-asian="10pt" style:font-weight-asian="bold" style:font-size-complex="10pt" style:font-weight-complex="bold"/>
    </style:style>
    <style:style style:name="MT2" style:family="text">
      <style:text-properties fo:font-size="10pt" fo:language="en" fo:country="GB" fo:font-weight="bold" officeooo:rsid="001b17bf" style:font-size-asian="10pt" style:font-weight-asian="bold" style:font-size-complex="10pt" style:font-weight-complex="bold"/>
    </style:style>
    <style:style style:name="MT3" style:family="text">
      <style:text-properties style:font-name="DejaVu Sans" officeooo:rsid="001b17bf"/>
    </style:style>
    <style:style style:name="MT4" style:family="text">
      <style:text-properties style:font-name="DejaVu Sans"/>
    </style:style>
    <style:style style:name="MT5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6" style:family="text">
      <style:text-properties fo:font-size="8pt" officeooo:rsid="0039aa52" style:font-size-asian="8pt" style:font-size-complex="8pt"/>
    </style:style>
    <style:style style:name="MT7" style:family="text">
      <style:text-properties style:font-name="Arial" fo:font-size="9pt" officeooo:rsid="000c98e8" style:font-size-asian="9pt" style:font-size-complex="9pt"/>
    </style:style>
    <style:style style:name="MT8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9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10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11cm" svg:y="0.011cm" svg:width="2.515cm" svg:height="0.887cm" draw:z-index="0"><draw:text-box><text:p text:style-name="Frame_20_contents"/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1"><text:s/></text:span></text:span><text:span text:style-name="Police_20_par_20_défaut"><text:span text:style-name="MT2"><text:text-input text:description="&lt;o.company_id.partner_id.display_name&gt;">partner_id.display_name</text:text-input></text:span></text:span></text:p>
        <text:p text:style-name="MP2"><text:text-input text:description="&lt;company.partner_id.street&gt;">Street</text:text-input></text:p>
        <text:p text:style-name="MP2"><text:text-input text:description="&lt;company.partner_id.zip&gt;">Zip</text:text-input><text:s/><text:text-input text:description="&lt;company.partner_id.city&gt;">City</text:text-input></text:p>
        <text:p text:style-name="MP3"><text:tab/><text:span text:style-name="Police_20_par_20_défaut"><text:span text:style-name="MT3"><text:text-input text:description="&lt;if test=&quot;company.partner_id.phone&quot;&gt;">&lt;if tel&gt;</text:text-input></text:span></text:span></text:p>
        <text:p text:style-name="MP3">Tel : <text:text-input text:description="&lt;company.partner_id.phone&gt;">+33 (0)2 00 00 00 00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3"><text:span text:style-name="Police_20_par_20_défaut"><text:span text:style-name="MT3"><text:text-input text:description="&lt;if test=&quot;company.partner_id.fax&quot;&gt;">&lt;if fax&gt;</text:text-input></text:span></text:span></text:p>
        <text:p text:style-name="MP4"><text:tab/>Fax :<text:tab/><text:text-input text:description="&lt;company.partner_id.fax&gt;">+33 (0)2 00 00 00 00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3"><text:span text:style-name="Police_20_par_20_défaut"><text:span text:style-name="MT3"><text:text-input text:description="&lt;if test=&quot;company.partner_id.email&quot;&gt;">&lt;if email&gt;</text:text-input></text:span></text:span></text:p>
        <text:p text:style-name="MP2"><text:text-input text:description="&lt;company.partner_id.email&gt;">email@company.com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5"/>
      </style:header>
      <style:footer>
        <text:p text:style-name="MP6"/>
        <text:p text:style-name="MP7"/>
        <text:p text:style-name="MP8"><draw:frame draw:style-name="Mfr2" draw:name="Cadre1" text:anchor-type="paragraph" svg:x="16.715cm" svg:y="0.224cm" svg:width="1.917cm" draw:z-index="1"><draw:text-box fo:min-height="0.639cm"><text:p text:style-name="MP9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5"><text:text-input text:description="&lt;o.company_id.partner_id.title&gt;">partner_id.title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_(&quot;with a registred capital of&quot;)&gt;">with a registred capital of</text:text-input></text:span></text:span><text:span text:style-name="Police_20_par_20_défaut"><text:span text:style-name="MT6"><text:s/></text:span></text:span><text:span text:style-name="Police_20_par_20_défaut"><text:span text:style-name="MT8"><text:text-input text:description="&lt;formatLang(o.company_id.capital_stock, digits=2)&gt;">capital_stock</text:text-input></text:span></text:span><text:span text:style-name="Police_20_par_20_défaut"><text:span text:style-name="MT5"><text:s/></text:span></text:span><text:span text:style-name="Police_20_par_20_défaut"><text:span text:style-name="MT9"><text:text-input text:description="&lt;o.company_id.currency_id.symbol&gt;">symbol</text:text-input></text:span></text:span><text:span text:style-name="Police_20_par_20_défaut"><text:span text:style-name="MT9"><text:s/>- </text:span></text:span><text:span text:style-name="Police_20_par_20_défaut"><text:span text:style-name="MT5"><text:text-input text:description="&lt;o.company_id.company_registry&gt;">company_registry</text:text-input></text:span></text:span><text:span text:style-name="Police_20_par_20_défaut"><text:span text:style-name="MT5"><text:s/>- </text:span></text:span><text:bookmark-start text:name="__DdeLink__193_2503118589"/><text:span text:style-name="Police_20_par_20_défaut"><text:span text:style-name="MT10"><text:text-input text:description="&lt;_(&quot;N° VAT&quot;)&gt;">N° VAT</text:text-input></text:span></text:span><text:bookmark-end text:name="__DdeLink__193_2503118589"/><text:span text:style-name="Police_20_par_20_défaut"><text:span text:style-name="MT10"><text:s/></text:span></text:span><text:span text:style-name="Police_20_par_20_défaut"><text:span text:style-name="MT11"><text:text-input text:description="&lt;o.company_id.vat&gt;">vat</text:text-input></text:span></text:span><text:span text:style-name="Police_20_par_20_défaut"><text:span text:style-name="MT11"><text:s/>- </text:span></text:span><text:span text:style-name="Police_20_par_20_défaut"><text:span text:style-name="MT5">SIRET </text:span></text:span><text:span text:style-name="Police_20_par_20_défaut"><text:span text:style-name="MT5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9-05-09T14:51:16.726377218</dc:date>
    <meta:editing-duration>P1DT12H47M34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16" meta:character-count="421" meta:non-whitespace-character-count="374"/>
  </office:meta>
</office:document-meta>
</file>